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'Segoe UI', Helvetica, Arial, 'Lucida Grand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291in" fo:margin-right="0.2811in" fo:margin-top="0in" fo:margin-bottom="0in" style:line-height-at-least="0.1354in" fo:widows="1" fo:text-indent="0in" style:auto-text-indent="false" fo:padding="0in" fo:border="none"/>
      <style:text-properties fo:font-variant="normal" fo:text-transform="none" fo:color="#000000" style:font-name="Helvetica Neue" fo:font-size="9.75pt" fo:letter-spacing="normal" fo:font-style="normal" fo:font-weight="normal" style:font-name-asian="Helvetica Neue" style:font-size-asian="9.75pt" style:font-style-asian="normal" style:font-weight-asian="normal" style:font-name-complex="Helvetica Neue" style:font-size-complex="9.75pt" style:font-style-complex="normal" style:font-weight-complex="normal"/>
    </style:style>
    <style:style style:name="P2" style:family="paragraph" style:parent-style-name="Standard">
      <style:paragraph-properties fo:margin-top="0in" fo:margin-bottom="0in" fo:widows="1" fo:padding="0in" fo:border="none"/>
    </style:style>
    <style:style style:name="P3" style:family="paragraph" style:parent-style-name="Standard">
      <style:paragraph-properties fo:margin-top="0in" fo:margin-bottom="0in" fo:widows="1" fo:padding="0in" fo:border="none"/>
      <style:text-properties fo:font-variant="normal" fo:text-transform="none" fo:color="#000000" style:font-name="Helvetica Neue" fo:font-size="9.75pt" fo:letter-spacing="normal" fo:font-style="normal" fo:font-weight="normal"/>
    </style:style>
    <style:style style:name="P4" style:family="paragraph" style:parent-style-name="Standard">
      <style:paragraph-properties fo:margin-left="0.2811in" fo:margin-right="0.4374in" fo:text-indent="0in" style:auto-text-indent="false"/>
    </style:style>
    <style:style style:name="T1" style:family="text">
      <style:text-properties fo:color="#999999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u's feedback on UI ver 1</text:p>
      <text:section text:style-name="Sect1" text:name="yui_3_16_0_1_1456818969719_47537">
        <text:section text:style-name="Sect1" text:name="yui_3_16_0_1_1456818969719_47568">
          <text:p text:style-name="P2"/>
          <text:section text:style-name="Sect1" text:name="yui_3_16_0_1_1456818969719_47567">
            <text:p text:style-name="P2"/>
            <text:section text:style-name="Sect1" text:name="yiv1746662264">
              <text:p text:style-name="P2"/>
              <text:section text:style-name="Sect1" text:name="yui_3_16_0_1_1456818969719_47566">
                <text:p text:style-name="P2"/>
                <text:section text:style-name="Sect2" text:name="yui_3_16_0_1_1456818969719_47565">
                  <text:p text:style-name="P2"/>
                  <text:section text:style-name="Sect1" text:name="yui_3_16_0_1_1456818969719_47578">
                    <text:p text:style-name="P2">Here is some feedback for the UI,</text:p>
                  </text:section>
                  <text:section text:style-name="Sect1" text:name="yui_3_16_0_1_1456818969719_47576">
                    <text:p text:style-name="P2"><text:line-break/></text:p>
                  </text:section>
                  <text:section text:style-name="Sect1" text:name="yui_3_16_0_1_1456818969719_47584">
                    <text:p text:style-name="P2">there are some minor inconsistencies in the UI</text:p>
                  </text:section>
                  <text:p text:style-name="P3">for instance,</text:p>
                  <text:section text:style-name="Sect1" text:name="yui_3_16_0_1_1456818969719_47574">
                    <text:p text:style-name="P2">sometimes it reads "your choice?" instead of "Your Choice?" (just an error in capitalization)</text:p>
                  </text:section>
                  <text:section text:style-name="Sect1" text:name="yui_3_16_0_1_1456818969719_47572">
                    <text:p text:style-name="P2">the Christ Lane contact has the choices  numbered as 5,6,7,8 instead of 1,2,3,4</text:p>
                  </text:section>
                  <text:section text:style-name="Sect1" text:name="yui_3_16_0_1_1456818969719_47570">
                    <text:p text:style-name="P2">i added boolean method functions to test if a phone number/email is valid we may wish to incorporate those into the UI</text:p>
                  </text:section>
                  <text:section text:style-name="Sect1" text:name="yui_3_16_0_1_1456818969719_47564">
                    <text:p text:style-name="P2"><text:line-break/></text:p>
                  </text:section>
                  <text:section text:style-name="Sect1" text:name="yui_3_16_0_1_1456818969719_47586">
                    <text:p text:style-name="P2">there are also a few spelling errors,</text:p>
                  </text:section>
                  <text:p text:style-name="P3">first contact reads "please enter a valid Pnone"</text:p>
                  <text:section text:style-name="Sect1" text:name="yui_3_16_0_1_1456818969719_47588">
                    <text:p text:style-name="P2"><text:line-break/></text:p>
                  </text:section>
                  <text:p text:style-name="P3">there is also a "1." at the bottom of the document</text:p>
                </text:section>
                <text:section text:style-name="Sect1" text:name="yui_3_16_0_1_1456818969719_47591">
                  <text:p text:style-name="P1"> <text:span text:style-name="T1">Show original message</text:span></text:p>
                </text:section>
              </text:section>
            </text:section>
          </text:section>
        </text:section>
      </text:section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'Segoe UI', Helvetica, Arial, 'Lucida Grand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1T11:14:56.12</meta:creation-date>
    <meta:document-statistic meta:table-count="0" meta:image-count="0" meta:object-count="0" meta:page-count="1" meta:paragraph-count="15" meta:word-count="101" meta:character-count="569"/>
    <dc:date>2016-03-01T11:16:03.82</dc:date>
    <dc:creator>Kuxhlani Jayasinya</dc:creator>
    <meta:editing-duration>PT1M8S</meta:editing-duration>
    <meta:editing-cycles>1</meta:editing-cycles>
    <meta:generator>OpenOffice/4.0.1$Win32 OpenOffice.org_project/401m5$Build-9714</meta:generator>
  </office:meta>
</office:document-meta>
</file>